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4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f1618"/>
    </style:style>
    <style:style style:name="P2" style:family="paragraph" style:parent-style-name="Standard">
      <style:text-properties fo:font-weight="bold" officeooo:paragraph-rsid="00208199" style:font-weight-asian="bold" style:font-weight-complex="bold"/>
    </style:style>
    <style:style style:name="P3" style:family="paragraph" style:parent-style-name="Standard">
      <style:text-properties fo:font-weight="bold" officeooo:paragraph-rsid="002346b9" style:font-weight-asian="bold" style:font-weight-complex="bold"/>
    </style:style>
    <style:style style:name="P4" style:family="paragraph" style:parent-style-name="Standard">
      <style:text-properties fo:font-weight="bold" officeooo:paragraph-rsid="001f1618" style:font-weight-asian="bold" style:font-weight-complex="bold"/>
    </style:style>
    <style:style style:name="P5" style:family="paragraph" style:parent-style-name="Standard">
      <style:text-properties fo:font-size="10pt" fo:font-style="italic" officeooo:paragraph-rsid="001f1618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2pt" officeooo:paragraph-rsid="001f1618" style:font-size-asian="12pt" style:font-size-complex="12pt"/>
    </style:style>
    <style:style style:name="P7" style:family="paragraph" style:parent-style-name="Standard">
      <style:paragraph-properties fo:break-before="column"/>
      <style:text-properties fo:font-weight="bold" officeooo:paragraph-rsid="001f1618" style:font-weight-asian="bold" style:font-weight-complex="bold"/>
    </style:style>
    <style:style style:name="P8" style:family="paragraph" style:parent-style-name="Standard">
      <style:paragraph-properties fo:margin-top="0cm" fo:margin-bottom="0.3cm" loext:contextual-spacing="false"/>
      <style:text-properties officeooo:paragraph-rsid="001f1618"/>
    </style:style>
    <style:style style:name="P9" style:family="paragraph" style:parent-style-name="Standard">
      <style:paragraph-properties fo:margin-top="0cm" fo:margin-bottom="0.3cm" loext:contextual-spacing="false"/>
      <style:text-properties fo:font-size="12pt" officeooo:paragraph-rsid="001f1618" style:font-size-asian="12pt" style:font-size-complex="12pt"/>
    </style:style>
    <style:style style:name="P10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0819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fo:font-size="11pt" fo:font-weight="bold" officeooo:paragraph-rsid="002346b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/>
      <style:text-properties officeooo:paragraph-rsid="001f1618"/>
    </style:style>
    <style:style style:name="P13" style:family="paragraph" style:parent-style-name="Standard">
      <style:paragraph-properties fo:margin-top="0.3cm" fo:margin-bottom="0cm" loext:contextual-spacing="false"/>
      <style:text-properties fo:font-style="italic" fo:font-weight="bold" officeooo:paragraph-rsid="001f1618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top="0.3cm" fo:margin-bottom="0cm" loext:contextual-spacing="false"/>
      <style:text-properties fo:font-size="12pt" officeooo:paragraph-rsid="001f1618" style:font-size-asian="12pt" style:font-size-complex="12pt"/>
    </style:style>
    <style:style style:name="P15" style:family="paragraph" style:parent-style-name="Standard">
      <style:paragraph-properties fo:margin-top="0.3cm" fo:margin-bottom="0.3cm" loext:contextual-spacing="false"/>
      <style:text-properties fo:font-size="12pt" officeooo:paragraph-rsid="001f1618" style:font-size-asian="12pt" style:font-size-complex="12pt"/>
    </style:style>
    <style:style style:name="P16" style:family="paragraph" style:parent-style-name="Standard">
      <style:paragraph-properties fo:margin-top="0cm" fo:margin-bottom="0.7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text-properties fo:font-size="11pt" officeooo:paragraph-rsid="00208199" style:font-size-asian="11pt" style:font-size-complex="11pt"/>
    </style:style>
    <style:style style:name="P18" style:family="paragraph" style:parent-style-name="Standard" style:list-style-name="L2">
      <style:text-properties fo:font-size="11pt" officeooo:paragraph-rsid="002346b9" style:font-size-asian="11pt" style:font-size-complex="11pt"/>
    </style:style>
    <style:style style:name="P19" style:family="paragraph" style:parent-style-name="Standard" style:list-style-name="L3">
      <style:text-properties fo:font-size="11pt" officeooo:paragraph-rsid="002346b9" style:font-size-asian="11pt" style:font-size-complex="11pt"/>
    </style:style>
    <style:style style:name="P20" style:family="paragraph" style:parent-style-name="Standard" style:list-style-name="L4">
      <style:text-properties fo:font-size="11pt" officeooo:paragraph-rsid="002346b9" style:font-size-asian="11pt" style:font-size-complex="11pt"/>
    </style:style>
    <style:style style:name="P21" style:family="paragraph" style:parent-style-name="Standard" style:list-style-name="L5">
      <style:text-properties fo:font-size="11pt" officeooo:paragraph-rsid="002346b9" style:font-size-asian="11pt" style:font-size-complex="11pt"/>
    </style:style>
    <style:style style:name="P22" style:family="paragraph" style:parent-style-name="Standard" style:list-style-name="L6">
      <style:text-properties fo:font-size="11pt" officeooo:paragraph-rsid="002346b9" style:font-size-asian="11pt" style:font-size-complex="11pt"/>
    </style:style>
    <style:style style:name="P23" style:family="paragraph" style:parent-style-name="Standard" style:list-style-name="L6">
      <style:text-properties officeooo:paragraph-rsid="002346b9"/>
    </style:style>
    <style:style style:name="P24" style:family="paragraph" style:parent-style-name="AKAPIT">
      <style:paragraph-properties fo:margin-top="0cm" fo:margin-bottom="1.1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45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T</text:span><text:span text:style-name="T1">emat</text:span>: 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4">Czesław Miłosz (1911-2004)</text:p>
        <text:p text:style-name="P13">Który skrzywdziłeś</text:p>
        <text:p text:style-name="P14">Który skrzywdziłeś człowieka prostego</text:p>
        <text:p text:style-name="P6">Śmiechem nad krzywdą jego wybuchając,</text:p>
        <text:p text:style-name="P6">Gromadę błaznów koło siebie mając</text:p>
        <text:p text:style-name="P6">Na pomieszanie dobrego i złego,</text:p>
        <text:p text:style-name="P6">Choćby przed tobą wszyscy się skłonili</text:p>
        <text:p text:style-name="P6">Cnotę i mądrość tobie przypisując,</text:p>
        <text:p text:style-name="P6">Złote medale na twoją cześć kując,</text:p>
        <text:p text:style-name="P9">Radzi że jeszcze jeden dzień przeżyli,</text:p>
        <text:p text:style-name="P6">Nie bądź bezpieczny. Poeta pamięta</text:p>
        <text:p text:style-name="P6">Możesz go zabić - narodzi się nowy.</text:p>
        <text:p text:style-name="P9">Spisane będą czyny i rozmowy.</text:p>
        <text:p text:style-name="P6">Lepszy dla ciebie byłby świt zimowy</text:p>
        <text:p text:style-name="P15">I sznur i gałąź pod ciężarem zgięta.</text:p>
        <text:p text:style-name="P5">Washington D.C., 1950 (Światło dzienne, 1953)</text:p>
        <text:p text:style-name="P7">Ernest Bryll (ur. 1935)</text:p>
        <text:p text:style-name="P13">Ten, który…</text:p>
        <text:p text:style-name="P12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8">Chociaż siał burze, słodkie zbierze ziarno.</text:p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8">Pocili się, myśleli - co o nich pisano</text:p>
        <text:p text:style-name="P1">Takie jest doświadczenie, które zawsze znano</text:p>
        <text:p text:style-name="P8">I zawsze przeciw głupi poeci lecieli.</text:p>
        <text:p text:style-name="P5">Zwierzątko, 1975</text:p>
      </text:section>
      <text:p text:style-name="P16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Miłosz, <text:span text:style-name="T3">Który skrzywdziłeś</text:span></text:p>
          </table:table-cell>
          <table:table-cell table:style-name="Tabela1.B1" office:value-type="string">
            <text:p text:style-name="P3">Bryll, <text:span text:style-name="T3">Ten, który…</text:span></text:p>
          </table:table-cell>
        </table:table-row>
        <table:table-row>
          <table:table-cell table:style-name="Tabela1.A2" table:number-columns-spanned="2" office:value-type="string">
            <text:p text:style-name="P10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3517457253" text:style-name="L1">
              <text:list-item>
                <text:p text:style-name="P17">pewny własnej wartości roli poeta;</text:p>
              </text:list-item>
              <text:list-item>
                <text:p text:style-name="P17">obserwator i krytyk piętnujący zło;</text:p>
              </text:list-item>
              <text:list-item>
                <text:p text:style-name="P17">osoba zaangażowana;</text:p>
              </text:list-item>
            </text:list>
          </table:table-cell>
          <table:table-cell table:style-name="Tabela1.B5" office:value-type="string">
            <text:list xml:id="list3678623158" text:style-name="L2">
              <text:list-item>
                <text:p text:style-name="P18">Kreacja podmiotu lirycznego</text:p>
              </text:list-item>
              <text:list-item>
                <text:p text:style-name="P18">racjonalista odrzucający idealizowanie rzeczywistości;</text:p>
              </text:list-item>
              <text:list-item>
                <text:p text:style-name="P18">ironiczny, sarkastyczny krytyk;</text:p>
              </text:list-item>
              <text:list-item>
                <text:p text:style-name="P18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1">Adresat liryczny</text:p>
          </table:table-cell>
          <table:covered-table-cell/>
        </table:table-row>
        <table:table-row>
          <table:table-cell table:style-name="Tabela1.A5" office:value-type="string">
            <text:list xml:id="list3353101245" text:style-name="L3">
              <text:list-item>
                <text:p text:style-name="P19">człowiek lekceważący człowieka i normy moralne;</text:p>
              </text:list-item>
              <text:list-item>
                <text:p text:style-name="P19">tyran, zadufany w sobie, pyszny i dumny władca;</text:p>
              </text:list-item>
            </text:list>
          </table:table-cell>
          <table:table-cell table:style-name="Tabela1.B5" office:value-type="string">
            <text:list xml:id="list1967227023" text:style-name="L4">
              <text:list-item>
                <text:p text:style-name="P20">Adresat liryczny</text:p>
              </text:list-item>
              <text:list-item>
                <text:p text:style-name="P20">retoryczne "my", czyli "wy" - podm. zdystansowany!</text:p>
              </text:list-item>
              <text:list-item>
                <text:p text:style-name="P20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1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925098051" text:style-name="L5">
              <text:list-item>
                <text:p text:style-name="P21">spersonalizowany (2 os. lp.) - wzmocnienie groźby;</text:p>
              </text:list-item>
              <text:list-item>
                <text:p text:style-name="P21">strachem podporządkowuje sobie innych;</text:p>
              </text:list-item>
              <text:list-item>
                <text:p text:style-name="P21">poddańczo wychwalany i idealizowany;</text:p>
              </text:list-item>
            </text:list>
          </table:table-cell>
          <table:table-cell table:style-name="Tabela1.B7" office:value-type="string">
            <text:list xml:id="list3829206251" text:style-name="L6">
              <text:list-item>
                <text:p text:style-name="P22">uprzedmiotowiony (3 os.) - niedosięgły; cyniczny i szyderczy manipulator; gardzi człowiekiem i prawdą;</text:p>
              </text:list-item>
              <text:list-item>
                <text:p text:style-name="P23"><text:span text:style-name="T4">żąda poklasku, w praktyce triumfuje;</text:span> <text:span text:style-name="T4">pociąga za sobą ludzi (atrakcyjność zła);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KAPIT" style:family="paragraph" style:parent-style-name="Standard">
      <loext:graphic-properties draw:fill="none" draw:fill-color="#729fcf"/>
      <style:paragraph-properties fo:margin-left="1.799cm" fo:margin-right="0cm" fo:margin-top="0.101cm" fo:margin-bottom="0.101cm" loext:contextual-spacing="false" fo:line-height="115%" fo:text-indent="-1.799cm" style:auto-text-indent="false" fo:background-color="transparent" style:shadow="none" style:writing-mode="page">
        <style:tab-stops/>
      </style:paragraph-properties>
      <style:text-properties fo:font-size="16pt" fo:letter-spacing="normal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443149021</meta:creation-date>
    <dc:date>2017-11-06T09:52:48.802531951</dc:date>
    <meta:editing-duration>PT18M40S</meta:editing-duration>
    <meta:editing-cycles>5</meta:editing-cycles>
    <meta:generator>LibreOffice/5.4.1.2.0$Linux_X86_64 LibreOffice_project/40m0$Build-2</meta:generator>
    <meta:document-statistic meta:table-count="1" meta:image-count="0" meta:object-count="0" meta:page-count="2" meta:paragraph-count="57" meta:word-count="331" meta:character-count="2231" meta:non-whitespace-character-count="1974"/>
  </office:meta>
</office:document-meta>
</file>